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92cm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.068cm" svg:height="4.068cm" svg:x="8.889cm" svg:y="3.138cm">
          <draw:glue-point draw:id="8" svg:x="4.998cm" svg:y="0cm"/>
          <draw:glue-point draw:id="9" svg:x="0cm" svg:y="4.998cm"/>
          <draw:glue-point draw:id="10" svg:x="4.998cm" svg:y="10cm"/>
          <draw:glue-point draw:id="11" svg:x="10cm" svg:y="4.998cm"/>
          <text:p text:style-name="P1">Shorewall</text:p>
          <text:p text:style-name="P1">Starting</text:p>
          <text:p text:style-name="P1">Successfull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2.959cm" svg:height="3.698cm" svg:x="13.621cm" svg:y="3.333cm">
          <text:p text:style-name="P1">Perform</text:p>
          <text:p text:style-name="P1">Diagnostic</text:p>
          <text:p text:style-name="P1">Procedure</text:p>
          <text:p text:style-name="P1">#2 below</text:p>
        </draw:rect>
        <draw:frame draw:style-name="gr3" draw:text-style-name="P3" draw:layer="layout" svg:width="1.137cm" svg:height="0.662cm" svg:x="11.032cm" svg:y="7.168cm">
          <draw:text-box>
            <text:p text:style-name="P3">Yes</text:p>
          </draw:text-box>
        </draw:frame>
        <draw:rect draw:style-name="gr2" draw:text-style-name="P2" draw:layer="layout" svg:width="2.959cm" svg:height="3.698cm" svg:x="5.31cm" svg:y="3.313cm">
          <text:p text:style-name="P1">Send</text:p>
          <text:p text:style-name="P1">Trace to</text:p>
          <text:p text:style-name="P1">Mailing List</text:p>
          <text:p text:style-name="P1">(#1 below)</text:p>
        </draw:rect>
        <draw:rect draw:style-name="gr2" draw:text-style-name="P2" draw:id="id1" draw:layer="layout" svg:width="2.996cm" svg:height="3.746cm" svg:x="5.31cm" svg:y="8.059cm">
          <text:p text:style-name="P1">Send</text:p>
          <text:p text:style-name="P1">“shorewall dump”</text:p>
          <text:p text:style-name="P1">to</text:p>
          <text:p text:style-name="P1">Mailing List</text:p>
          <text:p text:style-name="P1">(#3 below)</text:p>
        </draw:rect>
        <draw:frame draw:style-name="gr4" draw:text-style-name="P3" draw:layer="layout" svg:width="0.976cm" svg:height="0.662cm" svg:x="8.15cm" svg:y="4.169cm">
          <draw:text-box>
            <text:p text:style-name="P3">No</text:p>
          </draw:text-box>
        </draw:frame>
        <draw:frame draw:style-name="gr5" draw:text-style-name="P3" draw:layer="layout" svg:width="1.692cm" svg:height="0.662cm" svg:x="12.197cm" svg:y="4.153cm">
          <draw:text-box>
            <text:p text:style-name="P3">Unsure</text:p>
          </draw:text-box>
        </draw:frame>
        <draw:circle draw:style-name="gr2" draw:text-style-name="P2" draw:layer="layout" svg:width="1.849cm" svg:height="1.849cm" svg:x="10.019cm" svg:y="0.453cm">
          <text:p text:style-name="P1">Start</text:p>
        </draw:circle>
        <draw:connector draw:style-name="gr6" draw:text-style-name="P2" draw:layer="layout" svg:x1="8.871cm" svg:y1="9.942cm" svg:x2="8.306cm" svg:y2="9.932cm" draw:end-shape="id1" draw:end-glue-point="1">
          <text:p text:style-name="P3"/>
        </draw:connector>
        <draw:frame draw:style-name="gr3" draw:text-style-name="P3" draw:layer="layout" svg:width="1.137cm" svg:height="0.662cm" svg:x="8.273cm" svg:y="9.229cm">
          <draw:text-box>
            <text:p text:style-name="P3">Yes</text:p>
          </draw:text-box>
        </draw:frame>
        <draw:rect draw:style-name="gr2" draw:text-style-name="P2" draw:layer="layout" svg:width="2.958cm" svg:height="2.958cm" svg:x="9.437cm" svg:y="12.6cm">
          <text:p text:style-name="P1">Describe</text:p>
          <text:p text:style-name="P1">Problem</text:p>
          <text:p text:style-name="P1">(#4 below)</text:p>
        </draw:rect>
        <draw:custom-shape draw:style-name="gr1" draw:layer="layout" svg:width="4.068cm" svg:height="4.068cm" svg:x="8.89cm" svg:y="7.908cm">
          <draw:glue-point draw:id="8" svg:x="4.998cm" svg:y="0cm"/>
          <draw:glue-point draw:id="9" svg:x="0cm" svg:y="4.998cm"/>
          <draw:glue-point draw:id="10" svg:x="4.998cm" svg:y="10cm"/>
          <draw:glue-point draw:id="11" svg:x="10cm" svg:y="4.998cm"/>
          <text:p text:style-name="P1">Connection or</text:p>
          <text:p text:style-name="P1">traffic </text:p>
          <text:p text:style-name="P1">shaping</text:p>
          <text:p text:style-name="P1">Problem(s)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976cm" svg:height="0.662cm" svg:x="11.086cm" svg:y="11.998cm">
          <draw:text-box>
            <text:p text:style-name="P3">No</text:p>
          </draw:text-box>
        </draw:frame>
        <draw:line draw:style-name="gr7" draw:text-style-name="P2" draw:layer="layout" svg:x1="10.895cm" svg:y1="2.323cm" svg:x2="10.895cm" svg:y2="3.258cm">
          <text:p text:style-name="P3"/>
        </draw:line>
        <draw:line draw:style-name="gr7" draw:text-style-name="P2" draw:layer="layout" svg:x1="8.89cm" svg:y1="5.198cm" svg:x2="8.255cm" svg:y2="5.198cm">
          <text:p text:style-name="P3"/>
        </draw:line>
        <draw:line draw:style-name="gr7" draw:text-style-name="P2" draw:layer="layout" svg:x1="13cm" svg:y1="5.198cm" svg:x2="13.635cm" svg:y2="5.198cm">
          <text:p text:style-name="P3"/>
        </draw:line>
        <draw:line draw:style-name="gr8" draw:text-style-name="P2" draw:layer="layout" svg:x1="15.34cm" svg:y1="3.093cm" svg:x2="15.34cm" svg:y2="2.658cm">
          <text:p text:style-name="P3"/>
        </draw:line>
        <draw:line draw:style-name="gr7" draw:text-style-name="P2" draw:layer="layout" svg:x1="15.34cm" svg:y1="2.588cm" svg:x2="10.895cm" svg:y2="2.588cm">
          <text:p text:style-name="P3"/>
        </draw:line>
        <draw:line draw:style-name="gr7" draw:text-style-name="P2" draw:layer="layout" svg:x1="10.895cm" svg:y1="7.303cm" svg:x2="10.895cm" svg:y2="7.938cm">
          <text:p text:style-name="P3"/>
        </draw:line>
        <draw:line draw:style-name="gr7" draw:text-style-name="P2" draw:layer="layout" svg:x1="10.895cm" svg:y1="11.948cm" svg:x2="10.895cm" svg:y2="12.583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0.5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318cm" fo:margin-bottom="1.299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04-29T15:56:20</meta:creation-date>
    <dc:creator>Tom Eastep</dc:creator>
    <dc:date>2006-01-05T19:09:47</dc:date>
    <dc:language>en-US</dc:language>
    <meta:editing-cycles>9</meta:editing-cycles>
    <meta:editing-duration>PT4H22M33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